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5.0069in" style:rel-column-width="490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861in" style:rel-column-width="16509*"/>
    </style:style>
    <style:style style:name="Table2.B" style:family="table-column">
      <style:table-column-properties style:column-width="5.0069in" style:rel-column-width="4902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861in" style:rel-column-width="16509*"/>
    </style:style>
    <style:style style:name="Table3.B" style:family="table-column">
      <style:table-column-properties style:column-width="5.0069in" style:rel-column-width="4902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861in" style:rel-column-width="16509*"/>
    </style:style>
    <style:style style:name="Table4.B" style:family="table-column">
      <style:table-column-properties style:column-width="5.0069in" style:rel-column-width="4902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861in" style:rel-column-width="16509*"/>
    </style:style>
    <style:style style:name="Table5.B" style:family="table-column">
      <style:table-column-properties style:column-width="5.0069in" style:rel-column-width="4902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61in" style:rel-column-width="16509*"/>
    </style:style>
    <style:style style:name="Table6.B" style:family="table-column">
      <style:table-column-properties style:column-width="5.0069in" style:rel-column-width="4902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861in" style:rel-column-width="16509*"/>
    </style:style>
    <style:style style:name="Table7.B" style:family="table-column">
      <style:table-column-properties style:column-width="5.0069in" style:rel-column-width="490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861in" style:rel-column-width="16509*"/>
    </style:style>
    <style:style style:name="Table8.B" style:family="table-column">
      <style:table-column-properties style:column-width="5.0069in" style:rel-column-width="490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3e65" officeooo:paragraph-rsid="001f3e65"/>
    </style:style>
    <style:style style:name="P2" style:family="paragraph" style:parent-style-name="Standard">
      <style:text-properties fo:font-size="14pt" fo:font-weight="bold" officeooo:rsid="001f3e65" officeooo:paragraph-rsid="001f3e6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823e4" officeooo:paragraph-rsid="002823e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f3e65" officeooo:paragraph-rsid="0020f4dd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f3e65" officeooo:paragraph-rsid="00244518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style="italic" fo:font-weight="normal" officeooo:rsid="001f3e65" officeooo:paragraph-rsid="001f3e65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font-size="14pt" fo:font-style="italic" fo:font-weight="normal" officeooo:rsid="001f3e65" officeooo:paragraph-rsid="002293a5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fo:font-size="14pt" fo:font-style="italic" fo:font-weight="normal" officeooo:rsid="001f3e65" officeooo:paragraph-rsid="00244518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text-properties officeooo:paragraph-rsid="002293a5"/>
    </style:style>
    <style:style style:name="P10" style:family="paragraph" style:parent-style-name="Table_20_Contents">
      <style:text-properties fo:font-size="13pt" style:font-size-asian="13pt" style:font-size-complex="13pt"/>
    </style:style>
    <style:style style:name="P11" style:family="paragraph" style:parent-style-name="Table_20_Contents">
      <style:text-properties fo:font-size="13pt" officeooo:rsid="001f3e65" officeooo:paragraph-rsid="001f3e65" style:font-size-asian="13pt" style:font-size-complex="13pt"/>
    </style:style>
    <style:style style:name="P12" style:family="paragraph" style:parent-style-name="Table_20_Contents">
      <style:text-properties fo:font-size="13pt" officeooo:rsid="001f3e65" officeooo:paragraph-rsid="0020f4dd" style:font-size-asian="13pt" style:font-size-complex="13pt"/>
    </style:style>
    <style:style style:name="P13" style:family="paragraph" style:parent-style-name="Table_20_Contents">
      <style:text-properties fo:font-size="13pt" officeooo:rsid="001f3e65" officeooo:paragraph-rsid="002293a5" style:font-size-asian="13pt" style:font-size-complex="13pt"/>
    </style:style>
    <style:style style:name="P14" style:family="paragraph" style:parent-style-name="Table_20_Contents">
      <style:text-properties fo:font-size="13pt" officeooo:rsid="001f3e65" officeooo:paragraph-rsid="00244518" style:font-size-asian="13pt" style:font-size-complex="13pt"/>
    </style:style>
    <style:style style:name="P15" style:family="paragraph" style:parent-style-name="Table_20_Contents">
      <style:text-properties fo:font-size="13pt" officeooo:paragraph-rsid="001f3e65" style:font-size-asian="13pt" style:font-size-complex="13pt"/>
    </style:style>
    <style:style style:name="P16" style:family="paragraph" style:parent-style-name="Table_20_Contents">
      <style:text-properties fo:font-size="13pt" officeooo:rsid="0020f4dd" officeooo:paragraph-rsid="0020f4dd" style:font-size-asian="13pt" style:font-size-complex="13pt"/>
    </style:style>
    <style:style style:name="P17" style:family="paragraph" style:parent-style-name="Table_20_Contents">
      <style:text-properties fo:font-size="13pt" officeooo:rsid="0020f4dd" officeooo:paragraph-rsid="002293a5" style:font-size-asian="13pt" style:font-size-complex="13pt"/>
    </style:style>
    <style:style style:name="P18" style:family="paragraph" style:parent-style-name="Table_20_Contents">
      <style:text-properties fo:font-size="13pt" officeooo:paragraph-rsid="0020f4dd" style:font-size-asian="13pt" style:font-size-complex="13pt"/>
    </style:style>
    <style:style style:name="P19" style:family="paragraph" style:parent-style-name="Table_20_Contents">
      <style:text-properties fo:font-size="13pt" officeooo:paragraph-rsid="002293a5" style:font-size-asian="13pt" style:font-size-complex="13pt"/>
    </style:style>
    <style:style style:name="P20" style:family="paragraph" style:parent-style-name="Table_20_Contents">
      <style:text-properties fo:font-size="13pt" officeooo:rsid="002293a5" officeooo:paragraph-rsid="002293a5" style:font-size-asian="13pt" style:font-size-complex="13pt"/>
    </style:style>
    <style:style style:name="P21" style:family="paragraph" style:parent-style-name="Table_20_Contents">
      <style:text-properties fo:font-size="13pt" officeooo:rsid="00244518" officeooo:paragraph-rsid="00244518" style:font-size-asian="13pt" style:font-size-complex="13pt"/>
    </style:style>
    <style:style style:name="P22" style:family="paragraph" style:parent-style-name="Table_20_Contents">
      <style:text-properties fo:font-size="13pt" officeooo:paragraph-rsid="00244518" style:font-size-asian="13pt" style:font-size-complex="13pt"/>
    </style:style>
    <style:style style:name="P23" style:family="paragraph" style:parent-style-name="Table_20_Contents">
      <style:text-properties officeooo:paragraph-rsid="002293a5"/>
    </style:style>
    <style:style style:name="P24" style:family="paragraph" style:parent-style-name="Table_20_Contents">
      <style:text-properties officeooo:rsid="00244518" officeooo:paragraph-rsid="00244518"/>
    </style:style>
    <style:style style:name="P25" style:family="paragraph" style:parent-style-name="Table_20_Contents">
      <style:text-properties officeooo:paragraph-rsid="00244518"/>
    </style:style>
    <style:style style:name="P26" style:family="paragraph" style:parent-style-name="Table_20_Contents">
      <style:text-properties officeooo:rsid="0025281e" officeooo:paragraph-rsid="0025281e"/>
    </style:style>
    <style:style style:name="P27" style:family="paragraph" style:parent-style-name="Standard">
      <style:paragraph-properties fo:break-before="page"/>
      <style:text-properties fo:font-size="14pt" fo:font-weight="bold" officeooo:rsid="002823e4" officeooo:paragraph-rsid="002823e4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text-properties officeooo:paragraph-rsid="001f3e65"/>
    </style:style>
    <style:style style:name="P29" style:family="paragraph" style:parent-style-name="Standard" style:list-style-name="L4">
      <style:text-properties officeooo:paragraph-rsid="001f3e65"/>
    </style:style>
    <style:style style:name="P30" style:family="paragraph" style:parent-style-name="Standard" style:list-style-name="L6">
      <style:text-properties officeooo:paragraph-rsid="0020f4dd"/>
    </style:style>
    <style:style style:name="P31" style:family="paragraph" style:parent-style-name="Standard" style:list-style-name="L9">
      <style:text-properties officeooo:paragraph-rsid="00244518"/>
    </style:style>
    <style:style style:name="P32" style:family="paragraph" style:parent-style-name="Standard" style:list-style-name="L11">
      <style:text-properties officeooo:paragraph-rsid="00244518"/>
    </style:style>
    <style:style style:name="P33" style:family="paragraph" style:parent-style-name="Standard" style:list-style-name="L13">
      <style:text-properties officeooo:paragraph-rsid="00244518"/>
    </style:style>
    <style:style style:name="P34" style:family="paragraph" style:parent-style-name="Table_20_Contents" style:list-style-name="L2">
      <style:text-properties fo:font-size="13pt" officeooo:rsid="0020f4dd" officeooo:paragraph-rsid="0020f4dd" style:font-size-asian="13pt" style:font-size-complex="13pt"/>
    </style:style>
    <style:style style:name="P35" style:family="paragraph" style:parent-style-name="Table_20_Contents" style:list-style-name="L5">
      <style:text-properties fo:font-size="13pt" officeooo:rsid="0020f4dd" officeooo:paragraph-rsid="0020f4dd" style:font-size-asian="13pt" style:font-size-complex="13pt"/>
    </style:style>
    <style:style style:name="P36" style:family="paragraph" style:parent-style-name="Table_20_Contents" style:list-style-name="L7">
      <style:text-properties fo:font-size="13pt" officeooo:rsid="0020f4dd" officeooo:paragraph-rsid="0020f4dd" style:font-size-asian="13pt" style:font-size-complex="13pt"/>
    </style:style>
    <style:style style:name="P37" style:family="paragraph" style:parent-style-name="Table_20_Contents" style:list-style-name="L8">
      <style:text-properties fo:font-size="13pt" officeooo:rsid="002293a5" officeooo:paragraph-rsid="002293a5" style:font-size-asian="13pt" style:font-size-complex="13pt"/>
    </style:style>
    <style:style style:name="P38" style:family="paragraph" style:parent-style-name="Table_20_Contents" style:list-style-name="L12">
      <style:text-properties fo:font-size="13pt" officeooo:rsid="00244518" officeooo:paragraph-rsid="00244518" style:font-size-asian="13pt" style:font-size-complex="13pt"/>
    </style:style>
    <style:style style:name="P39" style:family="paragraph" style:parent-style-name="Table_20_Contents" style:list-style-name="L14">
      <style:text-properties fo:font-size="13pt" officeooo:rsid="0025281e" officeooo:paragraph-rsid="0025281e" style:font-size-asian="13pt" style:font-size-complex="13pt"/>
    </style:style>
    <style:style style:name="P40" style:family="paragraph" style:parent-style-name="Table_20_Contents" style:list-style-name="L3">
      <style:text-properties officeooo:paragraph-rsid="0020f4dd"/>
    </style:style>
    <style:style style:name="P41" style:family="paragraph" style:parent-style-name="Table_20_Contents" style:list-style-name="L3">
      <style:text-properties officeooo:rsid="0020f4dd" officeooo:paragraph-rsid="0020f4dd"/>
    </style:style>
    <style:style style:name="P42" style:family="paragraph" style:parent-style-name="Table_20_Contents" style:list-style-name="L7">
      <style:text-properties officeooo:rsid="0020f4dd" officeooo:paragraph-rsid="0020f4dd"/>
    </style:style>
    <style:style style:name="P43" style:family="paragraph" style:parent-style-name="Table_20_Contents" style:list-style-name="L7">
      <style:text-properties officeooo:rsid="002293a5" officeooo:paragraph-rsid="002293a5"/>
    </style:style>
    <style:style style:name="P44" style:family="paragraph" style:parent-style-name="Table_20_Contents" style:list-style-name="L10">
      <style:text-properties officeooo:paragraph-rsid="00244518"/>
    </style:style>
    <style:style style:name="P45" style:family="paragraph" style:parent-style-name="Table_20_Contents" style:list-style-name="L12">
      <style:text-properties officeooo:rsid="00244518" officeooo:paragraph-rsid="00244518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f3e65" style:font-size-asian="13pt" style:font-size-complex="13pt"/>
    </style:style>
    <style:style style:name="T3" style:family="text">
      <style:text-properties fo:font-size="13pt" officeooo:rsid="0020f4dd" style:font-size-asian="13pt" style:font-size-complex="13pt"/>
    </style:style>
    <style:style style:name="T4" style:family="text">
      <style:text-properties fo:font-size="13pt" officeooo:rsid="002293a5" style:font-size-asian="13pt" style:font-size-complex="13pt"/>
    </style:style>
    <style:style style:name="T5" style:family="text">
      <style:text-properties fo:font-size="13pt" officeooo:rsid="00244518" style:font-size-asian="13pt" style:font-size-complex="13pt"/>
    </style:style>
    <style:style style:name="T6" style:family="text">
      <style:text-properties fo:font-size="13pt" officeooo:rsid="002d2137" style:font-size-asian="13pt" style:font-size-complex="13pt"/>
    </style:style>
    <style:style style:name="T7" style:family="text">
      <style:text-properties fo:font-size="14pt" fo:font-style="italic" fo:font-weight="normal" officeooo:rsid="001f3e65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font-style="italic" fo:font-weight="normal" officeooo:rsid="0020f4dd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0244518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weight="normal" officeooo:rsid="001f3e65" style:font-size-asian="14pt" style:font-weight-asian="normal" style:font-size-complex="14pt" style:font-weight-complex="normal"/>
    </style:style>
    <style:style style:name="T11" style:family="text">
      <style:text-properties officeooo:rsid="00244518"/>
    </style:style>
    <style:style style:name="T12" style:family="text">
      <style:text-properties officeooo:rsid="002d2137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'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zuri de utilizare:</text:p>
      <text:p text:style-name="P2"/>
      <text:p text:style-name="P3">Iteratia 1:</text:p>
      <text:list xml:id="list4222496011" text:style-name="L1">
        <text:list-item>
          <text:p text:style-name="P28"><text:span text:style-name="T10">Descrierea textula a cazului de utilizare: </text:span><text:span text:style-name="T7">Logare in terminal.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635601108048">
          <table:table-cell table:style-name="Table1.A1" office:value-type="string">
            <text:p text:style-name="P11">Nume</text:p>
          </table:table-cell>
          <table:table-cell table:style-name="Table1.B1" office:value-type="string">
            <text:p text:style-name="P11">Logare in terminal</text:p>
          </table:table-cell>
        </table:table-row>
        <table:table-row table:style-name="TableLine94635601185136">
          <table:table-cell table:style-name="Table1.A2" office:value-type="string">
            <text:p text:style-name="P11">Actori</text:p>
          </table:table-cell>
          <table:table-cell table:style-name="Table1.B2" office:value-type="string">
            <text:p text:style-name="P11">Initiat de Abonat</text:p>
          </table:table-cell>
        </table:table-row>
        <table:table-row table:style-name="TableLine94635601186448">
          <table:table-cell table:style-name="Table1.A2" office:value-type="string">
            <text:p text:style-name="P11">Flux de evenimente</text:p>
            <text:p text:style-name="P11">(scenariu normal)</text:p>
          </table:table-cell>
          <table:table-cell table:style-name="Table1.B2" office:value-type="string">
            <text:list xml:id="list3721031536" text:style-name="L2">
              <text:list-item>
                <text:p text:style-name="P34">Abonatul introduce datele pentru logarea in aplicatie si apasa butonul de “Log in”.</text:p>
              </text:list-item>
              <text:list-item>
                <text:p text:style-name="P34">Sistemul verifica datele dupa care ii afiseaza lista cartiilor disponibile.</text:p>
              </text:list-item>
            </text:list>
          </table:table-cell>
        </table:table-row>
        <table:table-row table:style-name="TableLine94635601187088">
          <table:table-cell table:style-name="Table1.A2" office:value-type="string">
            <text:p text:style-name="P11">Conditii de intrare</text:p>
          </table:table-cell>
          <table:table-cell table:style-name="Table1.B2" office:value-type="string">
            <text:p text:style-name="P11">Abonatul trebuie sa aiba acces la terminalul bibliotecii.</text:p>
          </table:table-cell>
        </table:table-row>
        <table:table-row table:style-name="TableLine94635601187888">
          <table:table-cell table:style-name="Table1.A2" office:value-type="string">
            <text:p text:style-name="P11">Conditii de iesire</text:p>
          </table:table-cell>
          <table:table-cell table:style-name="Table1.B2" office:value-type="string">
            <text:p text:style-name="P11">Abonatul a trecut de logarea in terminal si vede lista cartiilor disponibile.</text:p>
          </table:table-cell>
        </table:table-row>
        <table:table-row table:style-name="TableLine94635601188688">
          <table:table-cell table:style-name="Table1.A2" office:value-type="string">
            <text:p text:style-name="P11">Cerinte de calitate</text:p>
          </table:table-cell>
          <table:table-cell table:style-name="Table1.B2" office:value-type="string">
            <text:p text:style-name="P10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Line94635601189712">
          <table:table-cell table:style-name="Table2.A1" office:value-type="string">
            <text:p text:style-name="P11">Nume</text:p>
          </table:table-cell>
          <table:table-cell table:style-name="Table2.B1" office:value-type="string">
            <text:p text:style-name="P11">Logare in terminal scenariu exceptie parola sa utilizator gresit.</text:p>
          </table:table-cell>
        </table:table-row>
        <table:table-row table:style-name="TableLine94635601218048">
          <table:table-cell table:style-name="Table2.A2" office:value-type="string">
            <text:p text:style-name="P11">Actori</text:p>
          </table:table-cell>
          <table:table-cell table:style-name="Table2.B2" office:value-type="string">
            <text:p text:style-name="P11">Initiat de Abonat</text:p>
          </table:table-cell>
        </table:table-row>
        <table:table-row table:style-name="TableLine94635601219440">
          <table:table-cell table:style-name="Table2.A2" office:value-type="string">
            <text:p text:style-name="P11">Flux de evenimente</text:p>
            <text:p text:style-name="P11">(scenariu exceptie)</text:p>
          </table:table-cell>
          <table:table-cell table:style-name="Table2.B2" office:value-type="string">
            <text:list xml:id="list2616001184" text:style-name="L3">
              <text:list-item>
                <text:p text:style-name="P41"><text:span text:style-name="T2">A</text:span><text:span text:style-name="T1">bonatul introduce credentialele gresite in terminal dupa care apasa butonul “Log in”.</text:span></text:p>
              </text:list-item>
              <text:list-item>
                <text:p text:style-name="P40"><text:span text:style-name="T3">Terminalul ii raspunde cu </text:span><text:span text:style-name="T6">mesajul “Datele introduse nu sunt corecte”</text:span><text:span text:style-name="T3"> prin </text:span><text:span text:style-name="T6">i</text:span><text:span text:style-name="T3">l notific</text:span><text:span text:style-name="T6">a</text:span><text:span text:style-name="T3"> ca datele introduse nu sunt valide.</text:span></text:p>
              </text:list-item>
            </text:list>
          </table:table-cell>
        </table:table-row>
        <table:table-row table:style-name="TableLine94635601220080">
          <table:table-cell table:style-name="Table2.A2" office:value-type="string">
            <text:p text:style-name="P11">Conditii de intrare</text:p>
          </table:table-cell>
          <table:table-cell table:style-name="Table2.B2" office:value-type="string">
            <text:p text:style-name="P11">Abonatul trebuie sa aiba acces la terminalul bibliotecii.</text:p>
          </table:table-cell>
        </table:table-row>
        <table:table-row table:style-name="TableLine94635601220880">
          <table:table-cell table:style-name="Table2.A2" office:value-type="string">
            <text:p text:style-name="P11">Conditii de iesire</text:p>
          </table:table-cell>
          <table:table-cell table:style-name="Table2.B2" office:value-type="string">
            <text:p text:style-name="P11">Abonatul a primit un mesaj care sa-l notifice ca exista o gresala in credentialele introduse de la aplicatie.</text:p>
          </table:table-cell>
        </table:table-row>
        <table:table-row table:style-name="TableLine94635601221680">
          <table:table-cell table:style-name="Table2.A2" office:value-type="string">
            <text:p text:style-name="P11">Cerinte de calitate</text:p>
          </table:table-cell>
          <table:table-cell table:style-name="Table2.B2" office:value-type="string">
            <text:p text:style-name="P15"/>
          </table:table-cell>
        </table:table-row>
      </table:table>
      <text:p text:style-name="P1"/>
      <text:p text:style-name="P1"/>
      <text:list xml:id="list3261546999" text:style-name="L4">
        <text:list-item>
          <text:p text:style-name="P29"><text:span text:style-name="T10">Descrierea textula a cazului de utilizare: </text:span><text:span text:style-name="T7">Verificare carti disponibile.</text:span>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94635601229696">
          <table:table-cell table:style-name="Table3.A1" office:value-type="string">
            <text:p text:style-name="P11">Nume</text:p>
          </table:table-cell>
          <table:table-cell table:style-name="Table3.B1" office:value-type="string">
            <text:p text:style-name="P11">Verificare carti disponibile</text:p>
          </table:table-cell>
        </table:table-row>
        <table:table-row table:style-name="TableLine94635601262272">
          <table:table-cell table:style-name="Table3.A2" office:value-type="string">
            <text:p text:style-name="P11">Actori</text:p>
          </table:table-cell>
          <table:table-cell table:style-name="Table3.B2" office:value-type="string">
            <text:p text:style-name="P11">Initiat de Abonat</text:p>
          </table:table-cell>
        </table:table-row>
        <table:table-row table:style-name="TableLine94635601263680">
          <table:table-cell table:style-name="Table3.A2" office:value-type="string">
            <text:p text:style-name="P11">Flux de evenimente</text:p>
            <text:p text:style-name="P11">(scenariu normal)</text:p>
          </table:table-cell>
          <table:table-cell table:style-name="Table3.B2" office:value-type="string">
            <text:list xml:id="list2781668704" text:style-name="L5">
              <text:list-item>
                <text:p text:style-name="P35">Abonatul intra in aplicatie.</text:p>
              </text:list-item>
              <text:list-item>
                <text:p text:style-name="P35">Sistemul afiseaza lista cu toate cartile disponibile.</text:p>
              </text:list-item>
            </text:list>
          </table:table-cell>
        </table:table-row>
        <table:table-row table:style-name="TableLine94635601264320">
          <table:table-cell table:style-name="Table3.A2" office:value-type="string">
            <text:p text:style-name="P11">Conditii de intrare</text:p>
          </table:table-cell>
          <table:table-cell table:style-name="Table3.B2" office:value-type="string">
            <text:p text:style-name="P16">Abonatul trebuie sa fie log-at la terminalul bibliotecii.</text:p>
          </table:table-cell>
        </table:table-row>
        <table:table-row table:style-name="TableLine94635601265120">
          <table:table-cell table:style-name="Table3.A2" office:value-type="string">
            <text:p text:style-name="P11">Conditii de iesire</text:p>
          </table:table-cell>
          <table:table-cell table:style-name="Table3.B2" office:value-type="string">
            <text:p text:style-name="P16">Sistemul ii afiseaza lista cu toate cartile disponibile din biblioteca.</text:p>
          </table:table-cell>
        </table:table-row>
        <table:table-row table:style-name="TableLine94635601265920">
          <table:table-cell table:style-name="Table3.A2" office:value-type="string">
            <text:p text:style-name="P11">Cerinte de calitate</text:p>
          </table:table-cell>
          <table:table-cell table:style-name="Table3.B2" office:value-type="string">
            <text:p text:style-name="P15"/>
          </table:table-cell>
        </table:table-row>
      </table:table>
      <text:p text:style-name="P4"/>
      <text:p text:style-name="P4"/>
      <text:p text:style-name="P27">Iteratia 2:</text:p>
      <text:list xml:id="list452330878" text:style-name="L6">
        <text:list-item>
          <text:p text:style-name="P30"><text:span text:style-name="T10">Descrierea textula a cazului de utilizare: </text:span><text:span text:style-name="T8">Imprumutare una sau mai multe carti</text:span><text:span text:style-name="T7">.</text:span>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4635601278288">
          <table:table-cell table:style-name="Table4.A1" office:value-type="string">
            <text:p text:style-name="P12">Nume</text:p>
          </table:table-cell>
          <table:table-cell table:style-name="Table4.B1" office:value-type="string">
            <text:p text:style-name="P16">Imprumutare una sau mai multe carti.</text:p>
          </table:table-cell>
        </table:table-row>
        <table:table-row table:style-name="TableLine94635601319104">
          <table:table-cell table:style-name="Table4.A2" office:value-type="string">
            <text:p text:style-name="P12">Actori</text:p>
          </table:table-cell>
          <table:table-cell table:style-name="Table4.B2" office:value-type="string">
            <text:p text:style-name="P12">Initiat de Abonat</text:p>
          </table:table-cell>
        </table:table-row>
        <table:table-row table:style-name="TableLine94635601320496">
          <table:table-cell table:style-name="Table4.A2" office:value-type="string">
            <text:p text:style-name="P12">Flux de evenimente</text:p>
            <text:p text:style-name="P12">(scenariu normal)</text:p>
          </table:table-cell>
          <table:table-cell table:style-name="Table4.B2" office:value-type="string">
            <text:list xml:id="list1793576319" text:style-name="L7">
              <text:list-item>
                <text:p text:style-name="P36">Abonatul intra in aplicatie.</text:p>
              </text:list-item>
              <text:list-item>
                <text:p text:style-name="P36">Sistemul ii afiseaza lista cu toate cartile disponibile.</text:p>
              </text:list-item>
              <text:list-item>
                <text:p text:style-name="P36">Abonatul selecteaza una sau mai multe carti dupa care apasa butonul “Imprumuta”</text:p>
              </text:list-item>
              <text:list-item>
                <text:p text:style-name="P42"><text:span text:style-name="T1">Sistemul afiseaza </text:span><text:span text:style-name="T4">un mesaj pentru a notifica faptul ca abonatul a imprumutat cartile selectate.</text:span></text:p>
              </text:list-item>
              <text:list-item>
                <text:p text:style-name="P43"><text:span text:style-name="T4">A</text:span><text:span text:style-name="T1">bonatul de delogheaza.</text:span></text:p>
              </text:list-item>
            </text:list>
            <text:p text:style-name="P16"/>
          </table:table-cell>
        </table:table-row>
        <table:table-row table:style-name="TableLine94635601321136">
          <table:table-cell table:style-name="Table4.A2" office:value-type="string">
            <text:p text:style-name="P12">Conditii de intrare</text:p>
          </table:table-cell>
          <table:table-cell table:style-name="Table4.B2" office:value-type="string">
            <text:p text:style-name="P16">Abonatul trebuie sa fie log-at la terminalul bibliotecii.</text:p>
          </table:table-cell>
        </table:table-row>
        <table:table-row table:style-name="TableLine94635601321936">
          <table:table-cell table:style-name="Table4.A2" office:value-type="string">
            <text:p text:style-name="P12">Conditii de iesire</text:p>
          </table:table-cell>
          <table:table-cell table:style-name="Table4.B2" office:value-type="string">
            <text:p text:style-name="P16">Sistemul ii afiseaza lista cu toate cartile disponibile din biblioteca.</text:p>
          </table:table-cell>
        </table:table-row>
        <table:table-row table:style-name="TableLine94635601322736">
          <table:table-cell table:style-name="Table4.A2" office:value-type="string">
            <text:p text:style-name="P12">Cerinte de calitate</text:p>
          </table:table-cell>
          <table:table-cell table:style-name="Table4.B2" office:value-type="string">
            <text:p text:style-name="P18"/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row table:style-name="TableLine94635601323760">
          <table:table-cell table:style-name="Table5.A1" office:value-type="string">
            <text:p text:style-name="P13">Nume</text:p>
          </table:table-cell>
          <table:table-cell table:style-name="Table5.B1" office:value-type="string">
            <text:p text:style-name="P17">Imprumutare una sau mai multe carti.</text:p>
          </table:table-cell>
        </table:table-row>
        <table:table-row table:style-name="TableLine94635601347168">
          <table:table-cell table:style-name="Table5.A2" office:value-type="string">
            <text:p text:style-name="P13">Actori</text:p>
          </table:table-cell>
          <table:table-cell table:style-name="Table5.B2" office:value-type="string">
            <text:p text:style-name="P13">Initiat de Abonat</text:p>
          </table:table-cell>
        </table:table-row>
        <table:table-row table:style-name="TableLine94635601348816">
          <table:table-cell table:style-name="Table5.A2" office:value-type="string">
            <text:p text:style-name="P13">Flux de evenimente</text:p>
            <text:p text:style-name="P23"><text:span text:style-name="T2">(scenariu </text:span><text:span text:style-name="T4">exceptie)</text:span></text:p>
          </table:table-cell>
          <table:table-cell table:style-name="Table5.B2" office:value-type="string">
            <text:list xml:id="list3305292011" text:style-name="L8">
              <text:list-item>
                <text:p text:style-name="P37">Abonatul nu selecteaza nici o carte si se delogheaza.</text:p>
              </text:list-item>
            </text:list>
          </table:table-cell>
        </table:table-row>
        <table:table-row table:style-name="TableLine94635601349456">
          <table:table-cell table:style-name="Table5.A2" office:value-type="string">
            <text:p text:style-name="P13">Conditii de intrare</text:p>
          </table:table-cell>
          <table:table-cell table:style-name="Table5.B2" office:value-type="string">
            <text:p text:style-name="P17">Abonatul trebuie sa fie log-at la terminalul bibliotecii.</text:p>
          </table:table-cell>
        </table:table-row>
        <table:table-row table:style-name="TableLine94635601350256">
          <table:table-cell table:style-name="Table5.A2" office:value-type="string">
            <text:p text:style-name="P13">Conditii de iesire</text:p>
          </table:table-cell>
          <table:table-cell table:style-name="Table5.B2" office:value-type="string">
            <text:p text:style-name="P20">Abonatul se delogheaza din aplicatie.</text:p>
          </table:table-cell>
        </table:table-row>
        <table:table-row table:style-name="TableLine94635601351056">
          <table:table-cell table:style-name="Table5.A2" office:value-type="string">
            <text:p text:style-name="P13">Cerinte de calitate</text:p>
          </table:table-cell>
          <table:table-cell table:style-name="Table5.B2" office:value-type="string">
            <text:p text:style-name="P19"/>
          </table:table-cell>
        </table:table-row>
      </table:table>
      <text:p text:style-name="P9"/>
      <text:list xml:id="list1741169621" text:style-name="L9">
        <text:list-item>
          <text:p text:style-name="P31"><text:span text:style-name="T10">Descrierea textula a cazului de utilizare: </text:span><text:span text:style-name="T7">Logare in termina</text:span><text:span text:style-name="T9">l ca bibliotecar.</text:span>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Line94635601362896">
          <table:table-cell table:style-name="Table6.A1" office:value-type="string">
            <text:p text:style-name="P14">Nume</text:p>
          </table:table-cell>
          <table:table-cell table:style-name="Table6.B1" office:value-type="string">
            <text:p text:style-name="P14">Logare in terminal <text:span text:style-name="T11">ca bibliotecar</text:span></text:p>
          </table:table-cell>
        </table:table-row>
        <table:table-row table:style-name="TableLine94635601398288">
          <table:table-cell table:style-name="Table6.A2" office:value-type="string">
            <text:p text:style-name="P14">Actori</text:p>
          </table:table-cell>
          <table:table-cell table:style-name="Table6.B2" office:value-type="string">
            <text:p text:style-name="P25"><text:span text:style-name="T2">Initiat de </text:span><text:span text:style-name="T5">Bibliotecar</text:span></text:p>
          </table:table-cell>
        </table:table-row>
        <table:table-row table:style-name="TableLine94635601399680">
          <table:table-cell table:style-name="Table6.A2" office:value-type="string">
            <text:p text:style-name="P14">Flux de evenimente</text:p>
            <text:p text:style-name="P14">(scenariu normal)</text:p>
          </table:table-cell>
          <table:table-cell table:style-name="Table6.B2" office:value-type="string">
            <text:list xml:id="list1504604831" text:style-name="L10">
              <text:list-item>
                <text:p text:style-name="P44"><text:span text:style-name="T5">Bibliotecarul intro</text:span><text:span text:style-name="T3">duce datele pentru logarea in aplicatie si apasa butonul de “Log in”.</text:span></text:p>
              </text:list-item>
              <text:list-item>
                <text:p text:style-name="P44"><text:span text:style-name="T3">Sistemul verifica datele dupa care ii afiseaza </text:span><text:span text:style-name="T5">meniul pentru bibliotecar.</text:span></text:p>
              </text:list-item>
            </text:list>
          </table:table-cell>
        </table:table-row>
        <table:table-row table:style-name="TableLine94635601400320">
          <table:table-cell table:style-name="Table6.A2" office:value-type="string">
            <text:p text:style-name="P14">Conditii de intrare</text:p>
          </table:table-cell>
          <table:table-cell table:style-name="Table6.B2" office:value-type="string">
            <text:p text:style-name="P25"><text:span text:style-name="T5">Bibliotecarul trebu</text:span><text:span text:style-name="T2">ie sa aiba acces la terminalul bibliotecii.</text:span></text:p>
            <text:p text:style-name="P24"><text:span text:style-name="T2">B</text:span><text:span text:style-name="T1">ibliotecarul trebuie sa cunoasca datele de acces destinate lui.</text:span></text:p>
          </table:table-cell>
        </table:table-row>
        <table:table-row table:style-name="TableLine94635601401120">
          <table:table-cell table:style-name="Table6.A2" office:value-type="string">
            <text:p text:style-name="P14">Conditii de iesire</text:p>
          </table:table-cell>
          <table:table-cell table:style-name="Table6.B2" office:value-type="string">
            <text:p text:style-name="P21">Bibliotecarul vede meniul bibliotecarului.</text:p>
          </table:table-cell>
        </table:table-row>
        <table:table-row table:style-name="TableLine94635601401920">
          <table:table-cell table:style-name="Table6.A2" office:value-type="string">
            <text:p text:style-name="P14">Cerinte de calitate</text:p>
          </table:table-cell>
          <table:table-cell table:style-name="Table6.B2" office:value-type="string">
            <text:p text:style-name="P22"/>
          </table:table-cell>
        </table:table-row>
      </table:table>
      <text:p text:style-name="P8"/>
      <text:p text:style-name="P5"/>
      <text:p text:style-name="P27">Iteratia 3:</text:p>
      <text:list xml:id="list209111763" text:style-name="L11">
        <text:list-item>
          <text:p text:style-name="P32"><text:span text:style-name="T10">Descrierea textula a cazului de utilizare: </text:span><text:span text:style-name="T9">Adaugare abonat.</text:span>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Line94635601412720">
          <table:table-cell table:style-name="Table7.A1" office:value-type="string">
            <text:p text:style-name="P14">Nume</text:p>
          </table:table-cell>
          <table:table-cell table:style-name="Table7.B1" office:value-type="string">
            <text:p text:style-name="P21">Adaugare abonat</text:p>
          </table:table-cell>
        </table:table-row>
        <table:table-row table:style-name="TableLine94635601452736">
          <table:table-cell table:style-name="Table7.A2" office:value-type="string">
            <text:p text:style-name="P14">Actori</text:p>
          </table:table-cell>
          <table:table-cell table:style-name="Table7.B2" office:value-type="string">
            <text:p text:style-name="P25"><text:span text:style-name="T2">Initiat de </text:span><text:span text:style-name="T5">Bibliotecar</text:span></text:p>
          </table:table-cell>
        </table:table-row>
        <table:table-row table:style-name="TableLine94635601454128">
          <table:table-cell table:style-name="Table7.A2" office:value-type="string">
            <text:p text:style-name="P14">Flux de evenimente</text:p>
            <text:p text:style-name="P14">(scenariu normal)</text:p>
          </table:table-cell>
          <table:table-cell table:style-name="Table7.B2" office:value-type="string">
            <text:list xml:id="list1395210413" text:style-name="L12">
              <text:list-item>
                <text:p text:style-name="P38">Bibliotecarul selecteaza meniul “Adaugare abonat” din meniul aplicatiei.</text:p>
              </text:list-item>
              <text:list-item>
                <text:p text:style-name="P45"><text:span text:style-name="T5">S</text:span><text:span text:style-name="T1">istemul afiseaza o pagina pentru introducerea datelor abonatului.</text:span></text:p>
              </text:list-item>
              <text:list-item>
                <text:p text:style-name="P38">Bibliotecarul introduce datele abonatului si apasa butonul “Introducere abonat”</text:p>
              </text:list-item>
              <text:list-item>
                <text:p text:style-name="P38">Sistemul memoreaza abonatul si revine la meniul principal.</text:p>
              </text:list-item>
            </text:list>
          </table:table-cell>
        </table:table-row>
        <table:table-row table:style-name="TableLine94635601454768">
          <table:table-cell table:style-name="Table7.A2" office:value-type="string">
            <text:p text:style-name="P14">Conditii de intrare</text:p>
          </table:table-cell>
          <table:table-cell table:style-name="Table7.B2" office:value-type="string">
            <text:p text:style-name="P25"><text:span text:style-name="T5">Bibliotecarul trebu</text:span><text:span text:style-name="T2">ie sa aiba acces la terminalul bibliotecii.</text:span></text:p>
            <text:p text:style-name="P24"><text:span text:style-name="T2">B</text:span><text:span text:style-name="T1">ibliotecarul trebuie sa cunoasca datele de acces destinate lui.</text:span></text:p>
            <text:p text:style-name="P21">Bibliotecarul trebuie sa fie logat.</text:p>
          </table:table-cell>
        </table:table-row>
        <table:table-row table:style-name="TableLine94635601455568">
          <table:table-cell table:style-name="Table7.A2" office:value-type="string">
            <text:p text:style-name="P14">Conditii de iesire</text:p>
          </table:table-cell>
          <table:table-cell table:style-name="Table7.B2" office:value-type="string">
            <text:p text:style-name="P21">Bibliotecarul vede meniul bibliotecarului.</text:p>
          </table:table-cell>
        </table:table-row>
        <table:table-row table:style-name="TableLine94635601456368">
          <table:table-cell table:style-name="Table7.A2" office:value-type="string">
            <text:p text:style-name="P14">Cerinte de calitate</text:p>
          </table:table-cell>
          <table:table-cell table:style-name="Table7.B2" office:value-type="string">
            <text:p text:style-name="P22"/>
          </table:table-cell>
        </table:table-row>
      </table:table>
      <text:p text:style-name="P8"/>
      <text:list xml:id="list3606396583" text:style-name="L13">
        <text:list-item>
          <text:p text:style-name="P33"><text:span text:style-name="T10">Descrierea textula a cazului de utilizare:</text:span><text:span text:style-name="T7"> </text:span><text:span text:style-name="T9">Restituire carti.</text:span></text:p>
        </text:list-item>
      </text:list>
      <table:table table:name="Table8" table:style-name="Table8">
        <table:table-column table:style-name="Table8.A"/>
        <table:table-column table:style-name="Table8.B"/>
        <table:table-row table:style-name="TableLine94635601464736">
          <table:table-cell table:style-name="Table8.A1" office:value-type="string">
            <text:p text:style-name="P14">Nume</text:p>
          </table:table-cell>
          <table:table-cell table:style-name="Table8.B1" office:value-type="string">
            <text:p text:style-name="P21">Restituire carti.</text:p>
          </table:table-cell>
        </table:table-row>
        <table:table-row table:style-name="TableLine94635601505184">
          <table:table-cell table:style-name="Table8.A2" office:value-type="string">
            <text:p text:style-name="P14">Actori</text:p>
          </table:table-cell>
          <table:table-cell table:style-name="Table8.B2" office:value-type="string">
            <text:p text:style-name="P25"><text:span text:style-name="T2">Initiat de </text:span><text:span text:style-name="T5">Bibliotecar.</text:span></text:p>
            <text:p text:style-name="P26"><text:span text:style-name="T5">D</text:span><text:span text:style-name="T1">in cauza Abonatului.</text:span></text:p>
          </table:table-cell>
        </table:table-row>
        <table:table-row table:style-name="TableLine94635601506576">
          <table:table-cell table:style-name="Table8.A2" office:value-type="string">
            <text:p text:style-name="P14">Flux de evenimente</text:p>
            <text:p text:style-name="P14">(scenariu normal)</text:p>
          </table:table-cell>
          <table:table-cell table:style-name="Table8.B2" office:value-type="string">
            <text:list xml:id="list3095525459" text:style-name="L14">
              <text:list-item>
                <text:p text:style-name="P39">Bibliotecarul selecteaza meniul “Returnare carti”.</text:p>
              </text:list-item>
              <text:list-item>
                <text:p text:style-name="P39">Sistemul afiseaza toate cartile imprumutate.</text:p>
              </text:list-item>
              <text:list-item>
                <text:p text:style-name="P39">Bibliotecarul selecteaza cartile care trebuie returnate si apasa butonul returnare.</text:p>
              </text:list-item>
              <text:list-item>
                <text:p text:style-name="P39">Sistemul elimina din lista cartile returnate si le adauga in lista cartilor care pot fi imprumutate si revine la meniul principal.</text:p>
              </text:list-item>
            </text:list>
          </table:table-cell>
        </table:table-row>
        <table:table-row table:style-name="TableLine94635601507216">
          <table:table-cell table:style-name="Table8.A2" office:value-type="string">
            <text:p text:style-name="P14">Conditii de intrare</text:p>
          </table:table-cell>
          <table:table-cell table:style-name="Table8.B2" office:value-type="string">
            <text:p text:style-name="P25"><text:span text:style-name="T5">Bibliotecarul trebu</text:span><text:span text:style-name="T2">ie sa aiba acces la terminalul bibliotecii.</text:span></text:p>
            <text:p text:style-name="P24"><text:span text:style-name="T2">B</text:span><text:span text:style-name="T1">ibliotecarul trebuie sa cunoasca datele de acces destinate lui.</text:span></text:p>
            <text:p text:style-name="P21">Bibliotecarul trebuie sa fie logat.</text:p>
          </table:table-cell>
        </table:table-row>
        <table:table-row table:style-name="TableLine94635601508016">
          <table:table-cell table:style-name="Table8.A2" office:value-type="string">
            <text:p text:style-name="P14">Conditii de iesire</text:p>
          </table:table-cell>
          <table:table-cell table:style-name="Table8.B2" office:value-type="string">
            <text:p text:style-name="P21">Bibliotecarul vede meniul bibliotecarului.</text:p>
          </table:table-cell>
        </table:table-row>
        <table:table-row table:style-name="TableLine94635601508816">
          <table:table-cell table:style-name="Table8.A2" office:value-type="string">
            <text:p text:style-name="P14">Cerinte de calitate</text:p>
          </table:table-cell>
          <table:table-cell table:style-name="Table8.B2" office:value-type="string">
            <text:p text:style-name="P2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3:53:40.990587962</meta:creation-date>
    <dc:date>2022-03-07T16:24:46.862789616</dc:date>
    <meta:editing-duration>PT12M51S</meta:editing-duration>
    <meta:editing-cycles>3</meta:editing-cycles>
    <meta:generator>LibreOffice/6.4.7.2$Linux_X86_64 LibreOffice_project/40$Build-2</meta:generator>
    <meta:document-statistic meta:table-count="8" meta:image-count="0" meta:object-count="0" meta:page-count="3" meta:paragraph-count="126" meta:word-count="665" meta:character-count="4493" meta:non-whitespace-character-count="3982"/>
  </office:meta>
</office:document-meta>
</file>